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officeooo:rsid="000bc25b" officeooo:paragraph-rsid="000bc25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rsid="000d0ae8" officeooo:paragraph-rsid="000d0ae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0bc25b" officeooo:paragraph-rsid="000bc25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0d0ae8" officeooo:paragraph-rsid="000d0ae8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bc25b" officeooo:paragraph-rsid="000bc25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bc25b" officeooo:paragraph-rsid="000d0ae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d0ae8" officeooo:paragraph-rsid="000d0ae8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3352"/>
    </style:style>
    <style:style style:name="T3" style:family="text">
      <style:text-properties style:text-underline-style="none" officeooo:rsid="000d0ae8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text-underline-style="none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216 Assignment 3</text:p>
      <text:p text:style-name="P1">User Interface for Reversi</text:p>
      <text:p text:style-name="P3"/>
      <text:p text:style-name="P5"><text:span text:style-name="T4">Input:</text:span><text:span text:style-name="T1"> <text:s/>Embest board</text:span><text:span text:style-name="T2"> has </text:span><text:span text:style-name="T1">the following for input</text:span></text:p>
      <text:p text:style-name="P5"><text:span text:style-name="T1"/></text:p>
      <text:p text:style-name="P5"><text:span text:style-name="T1">1) Sixteen blue buttons arranged in a keyboard 4 x 4 grid : We will use number 0-7 to input row and 8-15 to input column.</text:span></text:p>
      <text:p text:style-name="P5"><text:span text:style-name="T1">2) Two black buttons : </text:span><text:span text:style-name="T3">Right black button will be used to reset/start game.</text:span></text:p>
      <text:p text:style-name="P5"/>
      <text:p text:style-name="P5"/>
      <text:p text:style-name="P5">Output:<text:span text:style-name="T1"> Embest board</text:span><text:span text:style-name="T2"> has </text:span><text:span text:style-name="T1">the following for output</text:span></text:p>
      <text:p text:style-name="P7"/>
      <text:p text:style-name="P6"><text:span text:style-name="T1">1) </text:span><text:span text:style-name="T3"><text:s/>Two red LED lights : <text:s/>These will show whose turn it is. Left for white Right for black. For illegal input both light will turn on.</text:span></text:p>
      <text:p text:style-name="P5"><text:span text:style-name="T1">2) One LCD display screen, which is a grid of 40 columns by 15 rows of individual cells : </text:span><text:span text:style-name="T3">This will be used to display the game board.</text:span></text:p>
      <text:p text:style-name="P5"><text:span text:style-name="T3"/></text:p>
      <text:p text:style-name="P4">Procedure:<text:span text:style-name="T1"> </text:span></text:p>
      <text:p text:style-name="P4"><text:span text:style-name="T5">1) Game starts when Right black button is pressed.</text:span></text:p>
      <text:p text:style-name="P4"><text:span text:style-name="T5">2) Red LED will show whose turn it is.</text:span></text:p>
      <text:p text:style-name="P4"><text:span text:style-name="T5">3) LCD will keep showing what is the configuration of the board</text:span></text:p>
      <text:p text:style-name="P4"><text:span text:style-name="T5">4) When game ends LCD displays score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2"><text:span text:style-name="T1">High Level Implementation (Java)</text:span></text:p>
      <text:p text:style-name="P7"><text:span text:style-name="T1"/></text:p>
      <text:p text:style-name="P7"><text:span text:style-name="T1">public class reversi{</text:span></text:p>
      <text:p text:style-name="P7"><text:span text:style-name="T1"><text:s text:c="4"/>public static void main(String[] args){</text:span></text:p>
      <text:p text:style-name="P7"><text:span text:style-name="T1"><text:s text:c="8"/>Board b = new board();</text:span></text:p>
      <text:p text:style-name="P7"><text:span text:style-name="T1"><text:s text:c="4"/>}</text:span></text:p>
      <text:p text:style-name="P7"><text:span text:style-name="T1"/></text:p>
      <text:p text:style-name="P7"><text:span text:style-name="T1">}</text:span></text:p>
      <text:p text:style-name="P7"><text:span text:style-name="T1"/></text:p>
      <text:p text:style-name="P7"><text:span text:style-name="T1">//this function will be the main function that will act upon any move</text:span></text:p>
      <text:p text:style-name="P7"><text:span text:style-name="T1">public void move(int r, int c, Board b){</text:span></text:p>
      <text:p text:style-name="P7"><text:span text:style-name="T1"/></text:p>
      <text:p text:style-name="P7"><text:span text:style-name="T1">}</text:span></text:p>
      <text:p text:style-name="P7"><text:span text:style-name="T1"/></text:p>
      <text:p text:style-name="P7"><text:span text:style-name="T1">// Data type which stores the reversi board 'B'-Black 'W'-White '_'-Empty</text:span></text:p>
      <text:p text:style-name="P7"><text:span text:style-name="T1">public Board(){ </text:span></text:p>
      <text:p text:style-name="P7"><text:span text:style-name="T1"><text:s text:c="4"/>board = new char[][]{</text:span></text:p>
      <text:p text:style-name="P7"><text:span text:style-name="T1"><text:s text:c="8"/>{'_','_','_','_','_','_','_','_',},</text:span></text:p>
      <text:p text:style-name="P7"><text:span text:style-name="T1"><text:s text:c="8"/>{'_','_','_','_','_','_','_','_',},</text:span></text:p>
      <text:p text:style-name="P7"><text:span text:style-name="T1"><text:s text:c="8"/>{'_','_','_','_','_','_','_','_',},</text:span></text:p>
      <text:p text:style-name="P7"><text:span text:style-name="T1"><text:s text:c="8"/>{'_','_','_','W','B','_','_','_',},</text:span></text:p>
      <text:p text:style-name="P7"><text:span text:style-name="T1"><text:s text:c="8"/>{'_','_','_','B','W','_','_','_',},</text:span></text:p>
      <text:p text:style-name="P7"><text:span text:style-name="T1"><text:s text:c="8"/>{'_','_','_','_','_','_','_','_',},</text:span></text:p>
      <text:p text:style-name="P7"><text:span text:style-name="T1"><text:s text:c="8"/>{'_','_','_','_','_','_','_','_',},</text:span></text:p>
      <text:p text:style-name="P7"><text:span text:style-name="T1"><text:s text:c="8"/>{'_','_','_','_','_','_','_','_',},</text:span></text:p>
      <text:p text:style-name="P7"><text:span text:style-name="T1"><text:s text:c="4"/>}; <text:s/></text:span></text:p>
      <text:p text:style-name="P7"><text:span text:style-name="T1">}</text:span></text:p>
      <text:p text:style-name="P7"><text:span text:style-name="T1"/></text:p>
      <text:p text:style-name="P7"><text:span text:style-name="T1">//Function that displays </text:span></text:p>
      <text:p text:style-name="P7"><text:span text:style-name="T1">public static char boardX[] = new char[]{'A','B','C','D','E','F','G','H'};</text:span></text:p>
      <text:p text:style-name="P7"><text:span text:style-name="T1">public void displayBoard(Board b){ <text:s/></text:span></text:p>
      <text:p text:style-name="P7"><text:span text:style-name="T1"><text:s text:c="4"/>System.out.print("\n <text:s/>");</text:span></text:p>
      <text:p text:style-name="P7"><text:span text:style-name="T1"><text:s text:c="4"/>for(int i=0;i&lt;8;++i)System.out.print(boardX[i]+" ");</text:span></text:p>
      <text:p text:style-name="P7"><text:span text:style-name="T1"><text:s text:c="4"/>System.out.println();</text:span></text:p>
      <text:p text:style-name="P7"><text:span text:style-name="T1"><text:s text:c="4"/>for(int i=0;i&lt;8;++i){</text:span></text:p>
      <text:p text:style-name="P7"><text:span text:style-name="T1"><text:s text:c="8"/>System.out.print((i+1)+" ");</text:span></text:p>
      <text:p text:style-name="P7"><text:span text:style-name="T1"><text:s text:c="8"/>for(int j=0;j&lt;8;++j)</text:span></text:p>
      <text:p text:style-name="P7"><text:span text:style-name="T1"><text:s text:c="12"/>System.out.print(b.board[i][j]+" ");</text:span></text:p>
      <text:p text:style-name="P7"><text:span text:style-name="T1"><text:s text:c="8"/>System.out.println();</text:span></text:p>
      <text:p text:style-name="P7"><text:span text:style-name="T1"><text:s text:c="4"/>}</text:span></text:p>
      <text:p text:style-name="P7"><text:soft-page-break/><text:span text:style-name="T1"><text:s text:c="4"/>System.out.println(); </text:span></text:p>
      <text:p text:style-name="P7"><text:span text:style-name="T1">}</text:span></text:p>
      <text:p text:style-name="P7"><text:span text:style-name="T1"/></text:p>
      <text:p text:style-name="P7"><text:span text:style-name="T1">//Displays who is winning at that moment</text:span></text:p>
      <text:p text:style-name="P7"><text:span text:style-name="T1">public string score(Board b){</text:span></text:p>
      <text:p text:style-name="P7"><text:span text:style-name="T1"><text:s text:c="4"/>int white = 0;</text:span></text:p>
      <text:p text:style-name="P7"><text:span text:style-name="T1"><text:s text:c="4"/>int black = 0;</text:span></text:p>
      <text:p text:style-name="P7"><text:span text:style-name="T1"><text:s text:c="4"/>for(int i =0; i&lt;8; i++){</text:span></text:p>
      <text:p text:style-name="P7"><text:span text:style-name="T1"><text:s text:c="8"/>for(int j=0; j&lt;8 ; j++){</text:span></text:p>
      <text:p text:style-name="P7"><text:span text:style-name="T1"><text:s text:c="12"/>if(b.board[i][j] = 'W'){ white += 1;}</text:span></text:p>
      <text:p text:style-name="P7"><text:span text:style-name="T1"><text:s text:c="12"/>else if (b.board[i][j] = 'B'){ black += 1;}</text:span></text:p>
      <text:p text:style-name="P7"><text:span text:style-name="T1"><text:s text:c="8"/>}</text:span></text:p>
      <text:p text:style-name="P7"><text:span text:style-name="T1"><text:s text:c="4"/>}</text:span></text:p>
      <text:p text:style-name="P7"><text:span text:style-name="T1"><text:s text:c="4"/>return "Score- White= "+ white +" Black= "+ black;</text:span></text:p>
      <text:p text:style-name="P7"><text:span text:style-name="T1">}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4:47.510840696</meta:creation-date>
    <dc:date>2018-01-23T15:56:40.929182155</dc:date>
    <meta:editing-duration>PT3S</meta:editing-duration>
    <meta:editing-cycles>1</meta:editing-cycles>
    <meta:document-statistic meta:table-count="0" meta:image-count="0" meta:object-count="0" meta:page-count="3" meta:paragraph-count="61" meta:word-count="311" meta:character-count="2294" meta:non-whitespace-character-count="1824"/>
    <meta:generator>LibreOffice/5.3.1.2$Linux_X86_64 LibreOffice_project/30m0$Build-2</meta:generator>
  </office:meta>
</office:document-meta>
</file>